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179.81mm"/>
    </style:style>
    <style:style style:name="co3" style:family="table-column">
      <style:table-column-properties fo:break-before="auto" style:column-width="76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_Of_Still_Births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Achievements 2009-10# Total No. of pregnancy outcome (Live births+still births+Abortion(Spontaneous/Induced)</text:p>
          </table:table-cell>
          <table:table-cell office:value-type="string" calcext:value-type="string">
            <text:p>Achievements 2009-10# Number of Still Births</text:p>
          </table:table-cell>
          <table:table-cell office:value-type="string" calcext:value-type="string">
            <text:p>Total No. of pregnancy outcome </text:p>
          </table:table-cell>
          <table:table-cell office:value-type="string" calcext:value-type="string">
            <text:p>Number of Still Births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10185" calcext:value-type="float">
            <text:p>10185</text:p>
          </table:table-cell>
          <table:table-cell office:value-type="float" office:value="217" calcext:value-type="float">
            <text:p>217</text:p>
          </table:table-cell>
          <table:table-cell office:value-type="float" office:value="12330" calcext:value-type="float">
            <text:p>1233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545464" calcext:value-type="float">
            <text:p>545464</text:p>
          </table:table-cell>
          <table:table-cell office:value-type="float" office:value="13192" calcext:value-type="float">
            <text:p>13192</text:p>
          </table:table-cell>
          <table:table-cell office:value-type="float" office:value="554024" calcext:value-type="float">
            <text:p>554024</text:p>
          </table:table-cell>
          <table:table-cell office:value-type="float" office:value="14409" calcext:value-type="float">
            <text:p>14409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33414" calcext:value-type="float">
            <text:p>33414</text:p>
          </table:table-cell>
          <table:table-cell office:value-type="float" office:value="243" calcext:value-type="float">
            <text:p>243</text:p>
          </table:table-cell>
          <table:table-cell office:value-type="float" office:value="40049" calcext:value-type="float">
            <text:p>4004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70426" calcext:value-type="float">
            <text:p>70426</text:p>
          </table:table-cell>
          <table:table-cell office:value-type="float" office:value="1545" calcext:value-type="float">
            <text:p>1545</text:p>
          </table:table-cell>
          <table:table-cell office:value-type="float" office:value="74212" calcext:value-type="float">
            <text:p>74212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24598" calcext:value-type="float">
            <text:p>24598</text:p>
          </table:table-cell>
          <table:table-cell office:value-type="float" office:value="196" calcext:value-type="float">
            <text:p>196</text:p>
          </table:table-cell>
          <table:table-cell office:value-type="float" office:value="22980" calcext:value-type="float">
            <text:p>2298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15662" calcext:value-type="float">
            <text:p>15662</text:p>
          </table:table-cell>
          <table:table-cell office:value-type="float" office:value="207" calcext:value-type="float">
            <text:p>207</text:p>
          </table:table-cell>
          <table:table-cell office:value-type="float" office:value="17828" calcext:value-type="float">
            <text:p>1782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float" office:value="7193" calcext:value-type="float">
            <text:p>7193</text:p>
          </table:table-cell>
          <table:table-cell office:value-type="float" office:value="279" calcext:value-type="float">
            <text:p>279</text:p>
          </table:table-cell>
          <table:table-cell office:value-type="float" office:value="8528" calcext:value-type="float">
            <text:p>852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54565" calcext:value-type="float">
            <text:p>54565</text:p>
          </table:table-cell>
          <table:table-cell office:value-type="float" office:value="827" calcext:value-type="float">
            <text:p>827</text:p>
          </table:table-cell>
          <table:table-cell office:value-type="float" office:value="55837" calcext:value-type="float">
            <text:p>55837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184495" calcext:value-type="float">
            <text:p>1184495</text:p>
          </table:table-cell>
          <table:table-cell office:value-type="float" office:value="36508" calcext:value-type="float">
            <text:p>36508</text:p>
          </table:table-cell>
          <table:table-cell office:value-type="float" office:value="1269313" calcext:value-type="float">
            <text:p>1269313</text:p>
          </table:table-cell>
          <table:table-cell office:value-type="float" office:value="30541" calcext:value-type="float">
            <text:p>30541</text:p>
          </table:table-cell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float" office:value="602409" calcext:value-type="float">
            <text:p>602409</text:p>
          </table:table-cell>
          <table:table-cell office:value-type="float" office:value="8705" calcext:value-type="float">
            <text:p>8705</text:p>
          </table:table-cell>
          <table:table-cell office:value-type="float" office:value="600075" calcext:value-type="float">
            <text:p>600075</text:p>
          </table:table-cell>
          <table:table-cell office:value-type="float" office:value="9804" calcext:value-type="float">
            <text:p>9804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08396" calcext:value-type="float">
            <text:p>108396</text:p>
          </table:table-cell>
          <table:table-cell office:value-type="float" office:value="1135" calcext:value-type="float">
            <text:p>1135</text:p>
          </table:table-cell>
          <table:table-cell office:value-type="float" office:value="107015" calcext:value-type="float">
            <text:p>107015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79249" calcext:value-type="float">
            <text:p>179249</text:p>
          </table:table-cell>
          <table:table-cell office:value-type="float" office:value="3289" calcext:value-type="float">
            <text:p>3289</text:p>
          </table:table-cell>
          <table:table-cell office:value-type="float" office:value="161699" calcext:value-type="float">
            <text:p>161699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538327" calcext:value-type="float">
            <text:p>538327</text:p>
          </table:table-cell>
          <table:table-cell office:value-type="float" office:value="5507" calcext:value-type="float">
            <text:p>5507</text:p>
          </table:table-cell>
          <table:table-cell office:value-type="float" office:value="599176" calcext:value-type="float">
            <text:p>599176</text:p>
          </table:table-cell>
          <table:table-cell office:value-type="float" office:value="7395" calcext:value-type="float">
            <text:p>7395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641611" calcext:value-type="float">
            <text:p>1641611</text:p>
          </table:table-cell>
          <table:table-cell office:value-type="float" office:value="24112" calcext:value-type="float">
            <text:p>24112</text:p>
          </table:table-cell>
          <table:table-cell office:value-type="float" office:value="1629349" calcext:value-type="float">
            <text:p>1629349</text:p>
          </table:table-cell>
          <table:table-cell office:value-type="float" office:value="24713" calcext:value-type="float">
            <text:p>24713</text:p>
          </table:table-cell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584846" calcext:value-type="float">
            <text:p>584846</text:p>
          </table:table-cell>
          <table:table-cell office:value-type="float" office:value="18302" calcext:value-type="float">
            <text:p>18302</text:p>
          </table:table-cell>
          <table:table-cell office:value-type="float" office:value="665458" calcext:value-type="float">
            <text:p>665458</text:p>
          </table:table-cell>
          <table:table-cell office:value-type="float" office:value="16406" calcext:value-type="float">
            <text:p>16406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1379921" calcext:value-type="float">
            <text:p>1379921</text:p>
          </table:table-cell>
          <table:table-cell office:value-type="float" office:value="21740" calcext:value-type="float">
            <text:p>21740</text:p>
          </table:table-cell>
          <table:table-cell office:value-type="float" office:value="1436214" calcext:value-type="float">
            <text:p>1436214</text:p>
          </table:table-cell>
          <table:table-cell office:value-type="float" office:value="25032" calcext:value-type="float">
            <text:p>25032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244914" calcext:value-type="float">
            <text:p>4244914</text:p>
          </table:table-cell>
          <table:table-cell office:value-type="float" office:value="47775" calcext:value-type="float">
            <text:p>47775</text:p>
          </table:table-cell>
          <table:table-cell office:value-type="float" office:value="4316678" calcext:value-type="float">
            <text:p>4316678</text:p>
          </table:table-cell>
          <table:table-cell office:value-type="float" office:value="65022" calcext:value-type="float">
            <text:p>65022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float" office:value="138808" calcext:value-type="float">
            <text:p>138808</text:p>
          </table:table-cell>
          <table:table-cell office:value-type="float" office:value="1988" calcext:value-type="float">
            <text:p>1988</text:p>
          </table:table-cell>
          <table:table-cell office:value-type="float" office:value="133827" calcext:value-type="float">
            <text:p>133827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586060" calcext:value-type="float">
            <text:p>1586060</text:p>
          </table:table-cell>
          <table:table-cell office:value-type="float" office:value="12193" calcext:value-type="float">
            <text:p>12193</text:p>
          </table:table-cell>
          <table:table-cell office:value-type="float" office:value="1539868" calcext:value-type="float">
            <text:p>1539868</text:p>
          </table:table-cell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20273" calcext:value-type="float">
            <text:p>20273</text:p>
          </table:table-cell>
          <table:table-cell office:value-type="float" office:value="354" calcext:value-type="float">
            <text:p>354</text:p>
          </table:table-cell>
          <table:table-cell office:value-type="float" office:value="21546" calcext:value-type="float">
            <text:p>2154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104615" calcext:value-type="float">
            <text:p>1104615</text:p>
          </table:table-cell>
          <table:table-cell office:value-type="float" office:value="22165" calcext:value-type="float">
            <text:p>22165</text:p>
          </table:table-cell>
          <table:table-cell office:value-type="float" office:value="1224361" calcext:value-type="float">
            <text:p>1224361</text:p>
          </table:table-cell>
          <table:table-cell office:value-type="float" office:value="16697" calcext:value-type="float">
            <text:p>16697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541835" calcext:value-type="float">
            <text:p>541835</text:p>
          </table:table-cell>
          <table:table-cell office:value-type="float" office:value="5194" calcext:value-type="float">
            <text:p>5194</text:p>
          </table:table-cell>
          <table:table-cell office:value-type="float" office:value="538841" calcext:value-type="float">
            <text:p>538841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941401" calcext:value-type="float">
            <text:p>941401</text:p>
          </table:table-cell>
          <table:table-cell office:value-type="float" office:value="16674" calcext:value-type="float">
            <text:p>16674</text:p>
          </table:table-cell>
          <table:table-cell office:value-type="float" office:value="881933" calcext:value-type="float">
            <text:p>881933</text:p>
          </table:table-cell>
          <table:table-cell office:value-type="float" office:value="14935" calcext:value-type="float">
            <text:p>14935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515737" calcext:value-type="float">
            <text:p>515737</text:p>
          </table:table-cell>
          <table:table-cell office:value-type="float" office:value="2230" calcext:value-type="float">
            <text:p>2230</text:p>
          </table:table-cell>
          <table:table-cell office:value-type="float" office:value="394557" calcext:value-type="float">
            <text:p>394557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681008" calcext:value-type="float">
            <text:p>1681008</text:p>
          </table:table-cell>
          <table:table-cell office:value-type="float" office:value="26811" calcext:value-type="float">
            <text:p>26811</text:p>
          </table:table-cell>
          <table:table-cell office:value-type="float" office:value="1654569" calcext:value-type="float">
            <text:p>1654569</text:p>
          </table:table-cell>
          <table:table-cell office:value-type="float" office:value="24826" calcext:value-type="float">
            <text:p>24826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398918" calcext:value-type="float">
            <text:p>398918</text:p>
          </table:table-cell>
          <table:table-cell office:value-type="float" office:value="5885" calcext:value-type="float">
            <text:p>5885</text:p>
          </table:table-cell>
          <table:table-cell office:value-type="float" office:value="410520" calcext:value-type="float">
            <text:p>410520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162812" calcext:value-type="float">
            <text:p>1162812</text:p>
          </table:table-cell>
          <table:table-cell office:value-type="float" office:value="12263" calcext:value-type="float">
            <text:p>12263</text:p>
          </table:table-cell>
          <table:table-cell office:value-type="float" office:value="1138402" calcext:value-type="float">
            <text:p>1138402</text:p>
          </table:table-cell>
          <table:table-cell office:value-type="float" office:value="10992" calcext:value-type="float">
            <text:p>10992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476840" calcext:value-type="float">
            <text:p>1476840</text:p>
          </table:table-cell>
          <table:table-cell office:value-type="float" office:value="24731" calcext:value-type="float">
            <text:p>24731</text:p>
          </table:table-cell>
          <table:table-cell office:value-type="float" office:value="1525503" calcext:value-type="float">
            <text:p>1525503</text:p>
          </table:table-cell>
          <table:table-cell office:value-type="float" office:value="23845" calcext:value-type="float">
            <text:p>23845</text:p>
          </table:table-cell>
        </table:table-row>
        <table:table-row table:style-name="ro1">
          <table:table-cell office:value-type="string" calcext:value-type="string">
            <text:p>A &amp; N Islands</text:p>
          </table:table-cell>
          <table:table-cell office:value-type="float" office:value="6137" calcext:value-type="float">
            <text:p>6137</text:p>
          </table:table-cell>
          <table:table-cell office:value-type="float" office:value="100" calcext:value-type="float">
            <text:p>100</text:p>
          </table:table-cell>
          <table:table-cell office:value-type="float" office:value="3144" calcext:value-type="float">
            <text:p>31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24225" calcext:value-type="float">
            <text:p>24225</text:p>
          </table:table-cell>
          <table:table-cell office:value-type="float" office:value="685" calcext:value-type="float">
            <text:p>685</text:p>
          </table:table-cell>
          <table:table-cell office:value-type="float" office:value="24645" calcext:value-type="float">
            <text:p>2464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Dadra &amp; Nagar Haveli</text:p>
          </table:table-cell>
          <table:table-cell office:value-type="float" office:value="8452" calcext:value-type="float">
            <text:p>8452</text:p>
          </table:table-cell>
          <table:table-cell office:value-type="float" office:value="54" calcext:value-type="float">
            <text:p>54</text:p>
          </table:table-cell>
          <table:table-cell office:value-type="float" office:value="9194" calcext:value-type="float">
            <text:p>919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Daman &amp; Diu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91" calcext:value-type="float">
            <text:p>15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196712" calcext:value-type="float">
            <text:p>196712</text:p>
          </table:table-cell>
          <table:table-cell office:value-type="float" office:value="3410" calcext:value-type="float">
            <text:p>3410</text:p>
          </table:table-cell>
          <table:table-cell office:value-type="float" office:value="209072" calcext:value-type="float">
            <text:p>209072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float" office:value="546" calcext:value-type="float">
            <text:p>546</text:p>
          </table:table-cell>
          <table:table-cell office:value-type="float" office:value="16" calcext:value-type="float">
            <text:p>16</text:p>
          </table:table-cell>
          <table:table-cell office:value-type="float" office:value="575" calcext:value-type="float">
            <text:p>5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43594" calcext:value-type="float">
            <text:p>43594</text:p>
          </table:table-cell>
          <table:table-cell office:value-type="float" office:value="1033" calcext:value-type="float">
            <text:p>1033</text:p>
          </table:table-cell>
          <table:table-cell office:value-type="float" office:value="43918" calcext:value-type="float">
            <text:p>43918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M/O Defence</text:p>
          </table:table-cell>
          <table:table-cell office:value-type="float" office:value="941" calcext:value-type="float">
            <text:p>941</text:p>
          </table:table-cell>
          <table:table-cell office:value-type="float" office:value="117" calcext:value-type="float">
            <text:p>117</text:p>
          </table:table-cell>
          <table:table-cell office:value-type="float" office:value="1087" calcext:value-type="float">
            <text:p>108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/O Railways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ll India Total</text:p>
          </table:table-cell>
          <table:table-cell office:value-type="float" office:value="21074589" calcext:value-type="float">
            <text:p>21074589</text:p>
          </table:table-cell>
          <table:table-cell office:value-type="float" office:value="319682" calcext:value-type="float">
            <text:p>319682</text:p>
          </table:table-cell>
          <table:table-cell office:value-type="float" office:value="21327918" calcext:value-type="float">
            <text:p>21327918</text:p>
          </table:table-cell>
          <table:table-cell office:value-type="float" office:value="325554" calcext:value-type="float">
            <text:p>325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4T12:50:11.340352615</dc:date>
    <meta:editing-duration>PT1M36S</meta:editing-duration>
    <meta:editing-cycles>1</meta:editing-cycles>
    <meta:document-statistic meta:table-count="1" meta:cell-count="195" meta:object-count="0"/>
    <meta:generator>LibreOffice/5.2.2.2$Linux_X86_64 LibreOffice_project/20m0$Build-2</meta:generator>
  </office:meta>
</office:document-meta>
</file>